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9C00001CD7E4082EB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fo:color="#ff3333"/>
    </style:style>
    <style:style style:name="P4" style:family="paragraph" style:parent-style-name="Text_20_body">
      <style:paragraph-properties fo:margin-left="1.245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º4</text:p>
      <text:p text:style-name="Subtitle">Nahuel Defossé</text:p>
      <text:p text:style-name="Subtitle">2018</text:p>
      <text:h text:style-name="Heading_20_1" text:outline-level="1">Taller de Nuevas Tecnologías</text:h>
      <text:p text:style-name="Text_20_body"/>
      <text:h text:style-name="Heading_20_2" text:outline-level="2">Notas</text:h>
      <text:p text:style-name="Text_20_body">Los trabajos pueden realizarse en grupos de hasta dos personas. La fecha de entrega será pautada, en dos semanas a partir de la fecha en la cual esté disponible.</text:p>
      <text:p text:style-name="Text_20_body">El formato de entrega puede ser PDF o HTML (o enlace a repositorio dónde debe haber un documento README.md, README.rtf y/o un Cuaderno Jupyter). Se deberá incluir evidencia de el trabajo realizado. Los trabajos no aprobados tendrán un período de recuperación de una semana posterior a la fecha de recepción de las devoluciones.</text:p>
      <text:p text:style-name="Text_20_body"/>
      <text:h text:style-name="Heading_20_2" text:outline-level="2">Broker de mensajes MQTT</text:h>
      <text:list xml:id="list2057128083620287213" text:style-name="L1">
        <text:list-item>
          <text:p text:style-name="P1">Descargue la biblioteca cliente MQTT para JavaScript (cliente web) y cree una subscripción a un tópico en una vista Express. Publique a este tópico desde NodeRED utilizando el Broker de mensajes y reciba la salida en el cliente, utilizando D3 sobre elementos DOM (no jQuery).</text:p>
          <text:p text:style-name="P1">Puede utilizar una lista, o un textarea . Para esto utilizará el proxy reverso, accediendo al transporte WebSockets de mosquitto.</text:p>
          <text:p text:style-name="P1">Hecho. Los fuentes pueden consultarse en <text:a xlink:type="simple" xlink:href="https://github.com/poximan/TNT-PM/tree/master/Practica/tp4/src/img-node-red/embed/src/public" text:style-name="Internet_20_link" text:visited-style-name="Visited_20_Internet_20_Link">https://github.com/poximan/TNT-PM/tree/master/Practica/tp4/src/img-node-red/embed/src/public</text:a></text:p>
        </text:list-item>
      </text:list>
      <text:p text:style-name="Text_20_body"/>
      <text:list xml:id="list32652958" text:continue-numbering="true" text:style-name="L1">
        <text:list-item>
          <text:p text:style-name="P1">Genere un árbol de tópicos del estilo: /PM/Brewery/P1/valor1 , dónde el prefijo PM indica la ubicación geográfica, Brewery el proceso de general fabricación de cerveza, P1 un subproceso, y valor1 un valor de medida. Utilizando el node-red-dashboard permita ingresar <text:soft-page-break/>los valores de diversos procesos, publicándolos en el broker MQTT.</text:p>
          <text:p text:style-name="P1">Hecho en el cliente y en el dashboard.</text:p>
          <text:list>
            <text:list-header>
              <text:p text:style-name="P1">Para el cliente consultar dirección indicada en punto 1.</text:p>
              <text:p text:style-name="P1">En caso del dashboard, puede probarse importando este ejemplo para nodered <text:a xlink:type="simple" xlink:href="https://github.com/poximan/TNT-PM/blob/master/Practica/tp4/test.txt" text:style-name="Internet_20_link" text:visited-style-name="Visited_20_Internet_20_Link">https://github.com/poximan/TNT-PM/blob/master/Practica/tp4/test.txt</text:a></text:p>
            </text:list-header>
          </text:list>
        </text:list-item>
      </text:list>
      <text:p text:style-name="Text_20_body"/>
      <text:list xml:id="list32664897" text:continue-numbering="true" text:style-name="L1">
        <text:list-item>
          <text:p text:style-name="P1">Utilizando un gráfico SVG a dónde se utilicen identificadores acordes a los sub-procesos del punto 3, genere el código necesario para que las publicaciones efectúen cambios sobre atributos (ej: text, fill, stroke). Si lo cree conveniente puede utilizar clases CSS (al menos debe funcionar en 2 navegadores).</text:p>
          <text:p text:style-name="P1">Hecho. Los fuentes pueden consultarse en <text:a xlink:type="simple" xlink:href="https://github.com/poximan/TNT-PM/tree/master/Practica/tp4/src/img-node-red/embed/src/public" text:style-name="Internet_20_link" text:visited-style-name="Visited_20_Internet_20_Link">https://github.com/poximan/TNT-PM/tree/master/Practica/tp4/src/img-node-red/embed/src/public</text:a></text:p>
        </text:list-item>
      </text:list>
      <text:p text:style-name="Text_20_body"/>
      <text:list xml:id="list32655766" text:continue-numbering="true" text:style-name="L1">
        <text:list-item>
          <text:p text:style-name="P1">A partir del código del punto 2, haga que los valores sean persistentes (retained). ¿Qué diferencia hay con una API REST? ¿Y con un broker AMQP?</text:p>
          <text:p text:style-name="P1">Esto fue embebido en el ejemplo nodered, importar fuente <text:a xlink:type="simple" xlink:href="https://github.com/poximan/TNT-PM/blob/master/Practica/tp4/test.txt" text:style-name="Internet_20_link" text:visited-style-name="Visited_20_Internet_20_Link">https://github.com/poximan/TNT-PM/blob/master/Practica/tp4/test.txt</text:a>. Una vez importado, observar esta configuración</text:p>
        </text:list-item>
      </text:list>
      <text:p text:style-name="Text_20_body"><draw:frame draw:style-name="fr1" draw:name="gráficos1" text:anchor-type="paragraph" svg:width="10.472cm" svg:height="5.741cm" draw:z-index="0"><draw:image xlink:href="Pictures/200000070000349C00001CD7E4082EB7.svm" xlink:type="simple" xlink:show="embed" xlink:actuate="onLoad"/></draw:frame></text:p>
      <text:list xml:id="list32672538" text:continue-numbering="true" text:style-name="L1">
        <text:list-item>
          <text:p text:style-name="P1">Modifique el SVGStorage del práctico anterior para publicar, de forma persistente, los archivos que se suben (puede utilizar el nombre como parte del tópico, siempre que no tenga caracteres ilegales).</text:p>
          <text:p text:style-name="P3">No realizado.</text:p>
        </text:list-item>
      </text:list>
      <text:p text:style-name="Text_20_body"/>
      <text:list xml:id="list32658808" text:continue-numbering="true" text:style-name="L1">
        <text:list-item>
          <text:p text:style-name="P1"><text:soft-page-break/>Agregue autenticación a MQTT (investigue si existen imágenes de mosquitto que provean esta funcionalidad). ¿Qué sería necesario para asegurar que las credenciales no viajan en texto plano?</text:p>
        </text:list-item>
      </text:list>
      <text:p text:style-name="Text_20_body">Existen algunas imágenes docker que proveen este servicio:</text:p>
      <text:list xml:id="list6008652212865158431" text:style-name="L2">
        <text:list-item>
          <text:p text:style-name="P2"><text:a xlink:type="simple" xlink:href="https://hub.docker.com/r/jllopis/mosquitto/" text:style-name="Internet_20_link" text:visited-style-name="Visited_20_Internet_20_Link">https://hub.docker.com/r/jllopis/mosquitto/</text:a></text:p>
        </text:list-item>
        <text:list-item>
          <text:p text:style-name="P2"><text:a xlink:type="simple" xlink:href="https://hub.docker.com/r/sneck/mosquitto-auth/" text:style-name="Internet_20_link" text:visited-style-name="Visited_20_Internet_20_Link">https://hub.docker.com/r/sneck/mosquitto-auth/</text:a></text:p>
        </text:list-item>
        <text:list-item>
          <text:p text:style-name="P2"><text:a xlink:type="simple" xlink:href="https://hub.docker.com/r/simonqbs/mosquitto/" text:style-name="Internet_20_link" text:visited-style-name="Visited_20_Internet_20_Link">https://hub.docker.com/r/simonqbs/mosquitto/</text:a></text:p>
        </text:list-item>
        <text:list-item>
          <text:p text:style-name="P2"><text:a xlink:type="simple" xlink:href="https://hub.docker.com/r/homeit/homeit-mosquitto-auth/" text:style-name="Internet_20_link" text:visited-style-name="Visited_20_Internet_20_Link">https://hub.docker.com/r/homeit/homeit-mosquitto-auth/</text:a></text:p>
        </text:list-item>
      </text:list>
      <text:p text:style-name="Text_20_body">Se utilizó la primera (jllopis) con autenticación mongo. No funcionó por problemas de integración con las bibliotecas adicionales que requiere mongo-auth para funcionar:</text:p>
      <text:p text:style-name="P4"><text:a xlink:type="simple" xlink:href="https://github.com/mongodb/mongo-c-driver" text:style-name="Internet_20_link" text:visited-style-name="Visited_20_Internet_20_Link">https://github.com/mongodb/mongo-c-driver</text:a></text:p>
      <text:p text:style-name="P4"><text:a xlink:type="simple" xlink:href="https://github.com/mongodb/libbson" text:style-name="Internet_20_link" text:visited-style-name="Visited_20_Internet_20_Link">https://github.com/mongodb/libbson</text:a></text:p>
      <text:p text:style-name="Text_20_body">Este punto quedó superado por la autenticación http requerido en el practico sigu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6M14S</meta:editing-duration>
    <meta:editing-cycles>14</meta:editing-cycles>
    <meta:generator>OpenOffice/4.1.3$Win32 OpenOffice.org_project/413m1$Build-9783</meta:generator>
    <dc:date>2018-06-25T12:46:53.64</dc:date>
    <meta:document-statistic meta:table-count="0" meta:image-count="1" meta:object-count="0" meta:page-count="3" meta:paragraph-count="31" meta:word-count="463" meta:character-count="3438"/>
    <dc:creator>hugo donato</dc:creator>
    <meta:user-defined meta:name="Info 1"/>
    <meta:user-defined meta:name="Info 2"/>
    <meta:user-defined meta:name="Info 3"/>
    <meta:user-defined meta:name="Info 4"/>
  </office:meta>
</office:document-meta>
</file>